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952d6" officeooo:paragraph-rsid="005952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3T12:48:12.715962155</dc:date>
    <meta:editing-duration>P1DT3H17M28S</meta:editing-duration>
    <meta:editing-cycles>5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